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4.75cm" fo:min-width="4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6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6.9cm" svg:y="1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1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6.9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6.9cm" svg:y="8.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549cm" svg:y1="17.45cm" svg:x2="11.249cm" svg:y2="17.45cm">
            <text:p/>
          </draw:line>
          <draw:line draw:style-name="gr2" draw:text-style-name="P2" draw:layer="layout" svg:x1="7.549cm" svg:y1="17.45cm" svg:x2="7.549cm" svg:y2="13.65cm">
            <text:p/>
          </draw:line>
          <draw:frame draw:style-name="gr3" draw:text-style-name="P3" draw:layer="layout" svg:width="0.7cm" svg:height="0.962cm" svg:x="10.049cm" svg:y="16.45cm">
            <draw:text-box>
              <text:p>i</text:p>
            </draw:text-box>
          </draw:frame>
          <draw:frame draw:style-name="gr3" draw:text-style-name="P3" draw:layer="layout" svg:width="0.7cm" svg:height="0.962cm" svg:x="7.549cm" svg:y="14.15cm">
            <draw:text-box>
              <text:p>j</text:p>
            </draw:text-box>
          </draw:frame>
          <draw:frame draw:style-name="gr4" draw:text-style-name="P3" draw:layer="layout" svg:width="2.3cm" svg:height="1.7cm" svg:x="8.949cm" svg:y="14.15cm">
            <draw:text-box>
              <text:p>ZETA </text:p>
              <text:p>Plus</text:p>
            </draw:text-box>
          </draw:frame>
        </draw:g>
        <draw:g>
          <draw:line draw:style-name="gr2" draw:text-style-name="P2" draw:layer="layout" svg:x1="7.425cm" svg:y1="3.884cm" svg:x2="7.425cm" svg:y2="7.584cm">
            <text:p/>
          </draw:line>
          <draw:line draw:style-name="gr2" draw:text-style-name="P2" draw:layer="layout" svg:x1="7.425cm" svg:y1="3.884cm" svg:x2="11.225cm" svg:y2="3.884cm">
            <text:p/>
          </draw:line>
          <draw:frame draw:style-name="gr3" draw:text-style-name="P3" draw:layer="layout" svg:width="0.7cm" svg:height="0.962cm" draw:transform="rotate (-1.5707963267949) translate (8.425cm 6.384cm)">
            <draw:text-box>
              <text:p>j</text:p>
            </draw:text-box>
          </draw:frame>
          <draw:frame draw:style-name="gr3" draw:text-style-name="P3" draw:layer="layout" svg:width="0.7cm" svg:height="0.962cm" draw:transform="rotate (-1.5707963267949) translate (10.725cm 3.884cm)">
            <draw:text-box>
              <text:p>i</text:p>
            </draw:text-box>
          </draw:frame>
          <draw:frame draw:style-name="gr4" draw:text-style-name="P3" draw:layer="layout" svg:width="2.3cm" svg:height="1.7cm" draw:transform="rotate (-1.5707963267949) translate (10.725cm 5.284cm)">
            <draw:text-box>
              <text:p>ZETA </text:p>
              <text:p>Minus</text:p>
            </draw:text-box>
          </draw:frame>
        </draw:g>
        <draw:g>
          <draw:line draw:style-name="gr2" draw:text-style-name="P2" draw:layer="layout" svg:x1="7.6cm" svg:y1="22.4cm" svg:x2="11.3cm" svg:y2="22.4cm">
            <text:p/>
          </draw:line>
          <draw:line draw:style-name="gr2" draw:text-style-name="P2" draw:layer="layout" svg:x1="7.6cm" svg:y1="22.4cm" svg:x2="7.6cm" svg:y2="18.6cm">
            <text:p/>
          </draw:line>
          <draw:frame draw:style-name="gr3" draw:text-style-name="P3" draw:layer="layout" svg:width="0.7cm" svg:height="0.962cm" svg:x="10.1cm" svg:y="21.4cm">
            <draw:text-box>
              <text:p>i</text:p>
            </draw:text-box>
          </draw:frame>
          <draw:frame draw:style-name="gr3" draw:text-style-name="P3" draw:layer="layout" svg:width="0.7cm" svg:height="0.962cm" svg:x="7.6cm" svg:y="19.1cm">
            <draw:text-box>
              <text:p>k</text:p>
            </draw:text-box>
          </draw:frame>
          <draw:frame draw:style-name="gr4" draw:text-style-name="P3" draw:layer="layout" svg:width="2.3cm" svg:height="1.7cm" svg:x="9cm" svg:y="19.1cm">
            <draw:text-box>
              <text:p>ETA </text:p>
              <text:p>Minus</text:p>
            </draw:text-box>
          </draw:frame>
        </draw:g>
        <draw:g>
          <draw:line draw:style-name="gr2" draw:text-style-name="P2" draw:layer="layout" svg:x1="16.35cm" svg:y1="17.45cm" svg:x2="16.35cm" svg:y2="13.75cm">
            <text:p/>
          </draw:line>
          <draw:line draw:style-name="gr2" draw:text-style-name="P2" draw:layer="layout" svg:x1="16.35cm" svg:y1="17.45cm" svg:x2="12.55cm" svg:y2="17.45cm">
            <text:p/>
          </draw:line>
          <draw:frame draw:style-name="gr3" draw:text-style-name="P3" draw:layer="layout" svg:width="0.7cm" svg:height="0.962cm" draw:transform="rotate (1.5707963267949) translate (15.35cm 14.95cm)">
            <draw:text-box>
              <text:p>j</text:p>
            </draw:text-box>
          </draw:frame>
          <draw:frame draw:style-name="gr3" draw:text-style-name="P3" draw:layer="layout" svg:width="0.7cm" svg:height="0.962cm" draw:transform="rotate (1.5707963267949) translate (13.05cm 17.45cm)">
            <draw:text-box>
              <text:p>k</text:p>
            </draw:text-box>
          </draw:frame>
          <draw:frame draw:style-name="gr4" draw:text-style-name="P3" draw:layer="layout" svg:width="2.3cm" svg:height="1.7cm" draw:transform="rotate (1.5707963267949) translate (13.05cm 16.05cm)">
            <draw:text-box>
              <text:p>XI </text:p>
              <text:p>Plus</text:p>
            </draw:text-box>
          </draw:frame>
        </draw:g>
        <draw:g>
          <draw:line draw:style-name="gr2" draw:text-style-name="P2" draw:layer="layout" svg:x1="7.466cm" svg:y1="8.635cm" svg:x2="11.166cm" svg:y2="8.635cm">
            <text:p/>
          </draw:line>
          <draw:line draw:style-name="gr2" draw:text-style-name="P2" draw:layer="layout" svg:x1="7.5cm" svg:y1="8.6cm" svg:x2="7.5cm" svg:y2="12.4cm">
            <text:p/>
          </draw:line>
          <draw:frame draw:style-name="gr3" draw:text-style-name="P3" draw:layer="layout" svg:width="0.7cm" svg:height="0.962cm" draw:transform="rotate (-3.14159265358979) translate (10.8cm 9.597cm)">
            <draw:text-box>
              <text:p>i</text:p>
            </draw:text-box>
          </draw:frame>
          <draw:frame draw:style-name="gr3" draw:text-style-name="P3" draw:layer="layout" svg:width="0.7cm" svg:height="0.962cm" draw:transform="rotate (-3.14159265358979) translate (8.3cm 11.962cm)">
            <draw:text-box>
              <text:p>k</text:p>
            </draw:text-box>
          </draw:frame>
          <draw:frame draw:style-name="gr4" draw:text-style-name="P3" draw:layer="layout" svg:width="2.3cm" svg:height="1.7cm" draw:transform="rotate (-3.14159265358979) translate (11.3cm 12.3cm)">
            <draw:text-box>
              <text:p>ETA </text:p>
              <text:p>Plus</text:p>
            </draw:text-box>
          </draw:frame>
        </draw:g>
        <draw:g>
          <draw:line draw:style-name="gr2" draw:text-style-name="P2" draw:layer="layout" svg:x1="2.568cm" svg:y1="17.562cm" svg:x2="2.568cm" svg:y2="13.862cm">
            <text:p/>
          </draw:line>
          <draw:line draw:style-name="gr2" draw:text-style-name="P2" draw:layer="layout" svg:x1="2.533cm" svg:y1="17.528cm" svg:x2="6.333cm" svg:y2="17.528cm">
            <text:p/>
          </draw:line>
          <draw:frame draw:style-name="gr3" draw:text-style-name="P3" draw:layer="layout" svg:width="0.7cm" svg:height="0.962cm" draw:transform="rotate (-1.5707963267949) translate (3.53cm 14.228cm)">
            <draw:text-box>
              <text:p>j</text:p>
            </draw:text-box>
          </draw:frame>
          <draw:frame draw:style-name="gr3" draw:text-style-name="P3" draw:layer="layout" svg:width="0.7cm" svg:height="0.962cm" draw:transform="rotate (-1.5707963267949) translate (5.895cm 16.728cm)">
            <draw:text-box>
              <text:p>k</text:p>
            </draw:text-box>
          </draw:frame>
          <draw:frame draw:style-name="gr4" draw:text-style-name="P3" draw:layer="layout" svg:width="2.3cm" svg:height="1.7cm" draw:transform="rotate (-1.5707963267949) translate (6.233cm 13.728cm)">
            <draw:text-box>
              <text:p>XI</text:p>
              <text:p>Minu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2:46:00.763712008</meta:creation-date>
    <meta:print-date>2016-12-19T12:55:16.447637494</meta:print-date>
    <dc:date>2016-12-19T13:05:28.333845912</dc:date>
    <meta:editing-duration>PT19M26S</meta:editing-duration>
    <meta:editing-cycles>2</meta:editing-cycles>
    <meta:generator>LibreOffice/5.1.4.2$Linux_X86_64 LibreOffice_project/10m0$Build-2</meta:generator>
    <meta:document-statistic meta:object-count="42"/>
  </office:meta>
</office:document-meta>
</file>